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 Condensed" svg:font-family="'Roboto Condensed'"/>
    <style:font-face style:name="Roboto" svg:font-family="Roboto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6042in" fo:margin-left="1.5174in" fo:margin-right="2.8035in" table:align="margins"/>
    </style:style>
    <style:style style:name="Table1.A" style:family="table-column">
      <style:table-column-properties style:column-width="2.6042in" style:rel-column-width="3750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6042in" fo:margin-left="1.5174in" fo:margin-right="2.8035in" table:align="margins"/>
    </style:style>
    <style:style style:name="Table2.A" style:family="table-column">
      <style:table-column-properties style:column-width="2.6042in" style:rel-column-width="3750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6042in" fo:margin-left="1.5174in" fo:margin-right="2.8035in" table:align="margins"/>
    </style:style>
    <style:style style:name="Table3.A" style:family="table-column">
      <style:table-column-properties style:column-width="2.6042in" style:rel-column-width="3750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1">
      <style:paragraph-properties fo:margin-top="0in" fo:margin-bottom="0.1146in" fo:line-height="100%" fo:widows="1"/>
      <style:text-properties fo:font-variant="normal" fo:text-transform="none" fo:color="#4a4a4a" style:font-name="Roboto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1146in" fo:line-height="100%" fo:widows="1"/>
      <style:text-properties fo:font-variant="normal" fo:text-transform="none" fo:color="#800000" style:font-name="Roboto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top="0in" fo:margin-bottom="0.1146in" fo:line-height="100%" fo:widows="1"/>
      <style:text-properties fo:font-variant="normal" fo:text-transform="none" fo:color="#336699" style:font-name="Roboto" fo:font-size="14pt" fo:letter-spacing="normal" fo:font-style="normal" fo:font-weight="normal"/>
    </style:style>
    <style:style style:name="P4" style:family="paragraph" style:parent-style-name="Text_20_body">
      <style:paragraph-properties fo:margin-top="0in" fo:margin-bottom="0.1146in" fo:line-height="100%" fo:widows="1"/>
      <style:text-properties fo:font-variant="normal" fo:text-transform="none" fo:color="#336699" style:font-name="Roboto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top="0in" fo:margin-bottom="0.1146in" fo:line-height="100%" fo:widows="1"/>
    </style:style>
    <style:style style:name="P6" style:family="paragraph" style:parent-style-name="Text_20_body" style:list-style-name="L1">
      <style:paragraph-properties fo:margin-top="0in" fo:margin-bottom="0.1146in" fo:line-height="100%" fo:widows="1"/>
    </style:style>
    <style:style style:name="P7" style:family="paragraph" style:parent-style-name="Text_20_body" style:master-page-name="">
      <style:paragraph-properties fo:margin-left="1.5043in" fo:margin-right="0in" fo:margin-top="0in" fo:margin-bottom="0.1146in" fo:line-height="100%" fo:widows="1" fo:text-indent="0in" style:auto-text-indent="false" style:page-number="auto"/>
    </style:style>
    <style:style style:name="P8" style:family="paragraph" style:parent-style-name="Text_20_body">
      <style:paragraph-properties fo:margin-left="1.5043in" fo:margin-right="0in" fo:margin-top="0in" fo:margin-bottom="0.1146in" fo:line-height="100%" fo:widows="1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1146in" fo:line-height="100%" fo:widows="1" fo:text-indent="0in" style:auto-text-indent="false"/>
      <style:text-properties fo:font-variant="normal" fo:text-transform="none" fo:color="#4a4a4a" style:font-name="Roboto" fo:font-size="12pt" fo:letter-spacing="normal" fo:font-style="normal" fo:font-weight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T1" style:family="text">
      <style:text-properties fo:font-variant="normal" fo:text-transform="none" fo:color="#4a4a4a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4a4a4a" style:font-name="Roboto" fo:font-size="12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4a4a4a" style:font-name="Roboto" fo:font-size="12pt" fo:letter-spacing="normal" fo:font-style="normal" fo:font-weight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fo:color="#4a4a4a" style:font-name="Roboto" fo:font-size="12pt" fo:letter-spacing="normal" fo:font-style="normal" fo:font-weight="normal" style:font-size-asian="14pt" style:font-style-asian="italic" style:font-size-complex="14pt" style:font-style-complex="italic"/>
    </style:style>
    <style:style style:name="T5" style:family="text">
      <style:text-properties fo:font-variant="normal" fo:text-transform="none" fo:color="#4a4a4a" style:font-name="Roboto" fo:font-size="12pt" fo:letter-spacing="normal" fo:font-style="italic" fo:font-weight="normal" style:font-size-asian="14pt" style:font-style-asian="italic" style:font-size-complex="14pt" style:font-style-complex="italic"/>
    </style:style>
    <style:style style:name="T6" style:family="text">
      <style:text-properties fo:font-variant="normal" fo:text-transform="none" fo:color="#4a4a4a" style:font-name="Roboto" fo:font-size="12pt" fo:letter-spacing="normal" fo:font-style="italic" style:text-underline-style="none" fo:font-weight="normal" style:font-style-asian="italic" style:font-style-complex="italic"/>
    </style:style>
    <style:style style:name="T7" style:family="text">
      <style:text-properties fo:font-variant="normal" fo:text-transform="none" fo:color="#800000" style:font-name="Roboto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800000" style:font-name="Roboto" fo:font-size="14pt" fo:letter-spacing="normal" fo:font-style="italic" fo:font-weight="normal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336699" style:font-name="Roboto" fo:font-size="14pt" fo:letter-spacing="normal" fo:font-style="normal" fo:font-weight="normal" style:font-size-asian="14pt" style:font-size-complex="14pt"/>
    </style:style>
    <style:style style:name="T10" style:family="text">
      <style:text-properties style:font-style-asian="normal" style:font-style-complex="normal"/>
    </style:style>
    <style:style style:name="T11" style:family="text">
      <style:text-properties fo:color="#00000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ize-asian="14pt" style:font-style-asian="italic" style:font-size-complex="14pt" style:font-style-complex="italic"/>
    </style:style>
    <style:style style:name="T14" style:family="text">
      <style:text-properties fo:font-style="italic" style:text-underline-style="none" style:font-size-asian="14pt" style:font-style-asian="italic" style:font-size-complex="14pt" style:font-style-complex="italic"/>
    </style:style>
    <style:style style:name="T15" style:family="text">
      <style:text-properties style:font-size-asian="14pt" style:font-size-complex="14pt"/>
    </style:style>
    <style:style style:name="T16" style:family="text">
      <style:text-properties style:font-size-asian="14pt" style:font-style-asian="normal" style:font-size-complex="14pt" style:font-style-complex="normal"/>
    </style:style>
    <style:style style:name="T17" style:family="text">
      <style:text-properties style:text-underline-style="none" style:font-size-asian="14pt" style:font-style-asian="normal" style:font-size-complex="14pt" style:font-style-complex="normal"/>
    </style:style>
    <style:style style:name="T18" style:family="text">
      <style:text-properties fo:color="#336699" fo:font-size="14pt" style:font-size-asian="14pt" style:font-size-complex="14pt"/>
    </style:style>
    <style:style style:name="T19" style:family="text">
      <style:text-properties fo:color="#646482"/>
    </style:style>
    <style:style style:name="T20" style:family="text">
      <style:text-properties fo:color="#cfbfad"/>
    </style:style>
    <style:style style:name="T21" style:family="text">
      <style:text-properties fo:color="#808b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ject of the Game</text:p>
      <text:p text:style-name="P9"><text:span text:style-name="T15">The player attempts to beat the dealer by getting a count as close to 21 as possible, without going over 21.</text:span></text:p>
      <text:p text:style-name="P9"><text:span text:style-name="T18"/></text:p>
      <text:p text:style-name="P3"><text:span text:style-name="T15">STL container uses</text:span></text:p>
      <text:list xml:id="list3583995045266224620" text:style-name="L1">
        <text:list-header>
          <text:p text:style-name="P6"><text:span text:style-name="T7">std::set&lt;string&gt; cards;</text:span></text:p>
          <text:list>
            <text:list-item>
              <text:list>
                <text:list-header>
                  <text:p text:style-name="P1"><text:span text:style-name="T15">The set </text:span><text:span text:style-name="T13">cards </text:span><text:span text:style-name="T16">is in the class </text:span><text:span text:style-name="T14">Deck </text:span><text:span text:style-name="T17">and holds the name of each card as a string</text:span><text:span text:style-name="T14">.</text:span><text:span text:style-name="T15"> Every card in a deck is unique so a set is appropriate since no card is a duplicate of another. It is constant as the card names should not change. </text:span></text:p>
                </text:list-header>
              </text:list>
            </text:list-item>
          </text:list>
          <text:p text:style-name="P6"><text:span text:style-name="T7">std::queue&lt;string&gt; deck; </text:span><text:span text:style-name="T1"><text:tab/></text:span></text:p>
          <text:list>
            <text:list-item>
              <text:list>
                <text:list-header>
                  <text:p text:style-name="P1">The queue <text:span text:style-name="T12">deck </text:span><text:span text:style-name="T10">is in the class </text:span><text:span text:style-name="T12">Deck. </text:span>Each card is popped off the top of the queue<text:span text:style-name="T12"> </text:span><text:span text:style-name="T10">much</text:span> like a real deck of cards. As stated above, set <text:span text:style-name="T12">cards </text:span><text:span text:style-name="T10">holds the names of each card as a string. At the beginning of each round the set </text:span><text:span text:style-name="T12">cards </text:span><text:span text:style-name="T10">is copied into a vector. The STL function </text:span><text:span text:style-name="T12">random_shuffle </text:span><text:span text:style-name="T10">is used with the vector to shuffle each string element inside the vector. Now that the vector's contents are shuffled, each element of the vector is inserted into the queue </text:span><text:span text:style-name="T12">deck </text:span><text:span text:style-name="T10">using the </text:span><text:span text:style-name="T12">push_back </text:span><text:span text:style-name="T10"><text:s/>method. </text:span></text:p>
                </text:list-header>
              </text:list>
            </text:list-item>
          </text:list>
          <text:p text:style-name="P2">std::map&lt;string, int&gt; cards;</text:p>
          <text:list>
            <text:list-item>
              <text:list>
                <text:list-header>
                  <text:p text:style-name="P1"><text:span text:style-name="T10">Part of the </text:span><text:span text:style-name="T12">Player</text:span><text:span text:style-name="T10"> class, </text:span><text:span text:style-name="T12">cards </text:span><text:span text:style-name="T10">holds the name of the card as a string and its value as an integer. The ace card is set to equal 11 and does not change as </text:span><text:span text:style-name="T12">cards </text:span><text:span text:style-name="T10">is a constant map and none of its values should change.</text:span><text:span text:style-name="T12"> <text:s/></text:span><text:span text:style-name="T10">If the player holds an ace and the player's hand value becomes greater than 21, than the player's hand is reduced by 10. This reflects the ace equaling 1 instead of 10. This allows for map to stay constant so we do not in inadvertently change any of its values. </text:span></text:p>
                </text:list-header>
              </text:list>
            </text:list-item>
          </text:list>
        </text:list-header>
      </text:list>
      <text:p text:style-name="P5"><text:span text:style-name="T2"><text:tab/><text:tab/></text:span><text:span text:style-name="T7">std::list&lt;string&gt; hand;</text:span></text:p>
      <text:p text:style-name="P7"><text:span text:style-name="T2">The list </text:span><text:span text:style-name="T5">hand</text:span><text:span text:style-name="T4"> </text:span><text:span text:style-name="T3">is in the </text:span><text:span text:style-name="T5">Player</text:span><text:span text:style-name="T4"> </text:span><text:span text:style-name="T3">class along with the map </text:span><text:span text:style-name="T5">cards</text:span><text:span text:style-name="T4">.</text:span><text:span text:style-name="T8"> </text:span><text:span text:style-name="T4">The</text:span><text:span text:style-name="T8"> </text:span><text:span text:style-name="T4">list</text:span><text:span text:style-name="T8"> <text:s/></text:span><text:span text:style-name="T3">holds</text:span><text:span text:style-name="T1"> the cards in the hand for the player and dealer. Each time a card is given to a player the card is compared to the key in the map. When a map key and the card match, the corresponding key value is added to the player's hand tally. The </text:span><text:span text:style-name="T6">hand</text:span><text:span text:style-name="T1"> is cleared at end of the round so new cards can be added each round. 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oft-page-break/><text:span text:style-name="T9">Classes:</text:span> 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BlackJack</text:p>
          </table:table-cell>
        </table:table-row>
        <table:table-row>
          <table:table-cell table:style-name="Table1.A2" office:value-type="string">
            <text:p text:style-name="Table_20_Contents">-player : Player</text:p>
            <text:p text:style-name="Table_20_Contents">-deck : Deck</text:p>
            <text:p text:style-name="Table_20_Contents">-hideCard : bool</text:p>
            <text:p text:style-name="Table_20_Contents">-control : bool</text:p>
          </table:table-cell>
        </table:table-row>
        <table:table-row>
          <table:table-cell table:style-name="Table1.A2" office:value-type="string">
            <text:p text:style-name="P11">+BackJack() :</text:p>
            <text:p text:style-name="P11">-takeBet() : void</text:p>
            <text:p text:style-name="P11">-dealCards() : void</text:p>
            <text:p text:style-name="P11">-playerHit() : void</text:p>
            <text:p text:style-name="P11">-dealerHit() : void</text:p>
            <text:p text:style-name="P11">-showCards() : void</text:p>
            <text:p text:style-name="P11">-menu() : void</text:p>
            <text:p text:style-name="P11">-newRound() : void</text:p>
            <text:p text:style-name="P11">-checkWin() : void</text:p>
            <text:p text:style-name="P11">-newDeal() : void</text:p>
            <text:p text:style-name="P11">-playerWins() : void</text:p>
            <text:p text:style-name="P11">-dealerWins() : void</text:p>
            <text:p text:style-name="P11">-exitGame() <text:s/>: void</text:p>
            <text:p text:style-name="Table_20_Contents"><text:span text:style-name="T11">-validateBet(const string bet) : bool</text:span></text:p>
          </table:table-cell>
        </table:table-row>
      </table:table>
      <text:p text:style-name="P5"/>
      <text:p text:style-name="P5"><text:tab/><text:tab/><text:tab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Deck</text:p>
          </table:table-cell>
        </table:table-row>
        <table:table-row>
          <table:table-cell table:style-name="Table2.A2" office:value-type="string">
            <text:p text:style-name="Table_20_Contents">-cards : set&lt;string&gt; const</text:p>
            <text:p text:style-name="Table_20_Contents">-deck : queue&lt;string&gt; </text:p>
          </table:table-cell>
        </table:table-row>
        <table:table-row>
          <table:table-cell table:style-name="Table2.A2" office:value-type="string">
            <text:p text:style-name="Table_20_Contents">+Deck () :</text:p>
            <text:p text:style-name="Table_20_Contents">+shuffle() : void</text:p>
            <text:p text:style-name="Table_20_Contents">+popCard() : string&amp;</text:p>
            <text:p text:style-name="Table_20_Contents">-emptyDeck() : void</text:p>
          </table:table-cell>
        </table:table-row>
      </table:table>
      <text:p text:style-name="P5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Player</text:p>
          </table:table-cell>
        </table:table-row>
        <table:table-row>
          <table:table-cell table:style-name="Table3.A2" office:value-type="string">
            <text:p text:style-name="Table_20_Contents">-cards : map&lt;string, int&gt; const</text:p>
            <text:p text:style-name="Table_20_Contents">-hand : list&lt;string&gt; </text:p>
            <text:p text:style-name="Table_20_Contents">-handTotal : int</text:p>
            <text:p text:style-name="Table_20_Contents">-balance : int</text:p>
            <text:p text:style-name="Table_20_Contents">-bet : int</text:p>
            <text:p text:style-name="Table_20_Contents">-aceCount : int</text:p>
          </table:table-cell>
        </table:table-row>
        <table:table-row>
          <table:table-cell table:style-name="Table3.A2" office:value-type="string">
            <text:p text:style-name="Table_20_Contents">+Player() : </text:p>
            <text:p text:style-name="Table_20_Contents">+placeBet(const int placedBet) : void</text:p>
            <text:p text:style-name="Table_20_Contents">+pushCard(const string card) : void</text:p>
            <text:p text:style-name="Table_20_Contents">+showHand() : void</text:p>
            <text:p text:style-name="Table_20_Contents"><text:soft-page-break/>+hideCard() : void</text:p>
            <text:p text:style-name="Table_20_Contents">+win() : void</text:p>
            <text:p text:style-name="Table_20_Contents">+lose() : void</text:p>
            <text:p text:style-name="Table_20_Contents">+clearHand() : void</text:p>
            <text:p text:style-name="Table_20_Contents">+getHandTotal() : int</text:p>
            <text:p text:style-name="Table_20_Contents">+getBalance() : int</text:p>
            <text:p text:style-name="Table_20_Contents">-tallyHand(const string card) : <text:s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 Condensed" svg:font-family="'Roboto Condensed'"/>
    <style:font-face style:name="Roboto" svg:font-family="Roboto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Shatz</meta:initial-creator>
    <meta:creation-date>2016-05-02T14:32:41.78</meta:creation-date>
    <dc:date>2016-05-11T16:47:44.54</dc:date>
    <dc:creator>Richard Shatz</dc:creator>
    <meta:editing-duration>PT21H28M41S</meta:editing-duration>
    <meta:editing-cycles>18</meta:editing-cycles>
    <meta:generator>OpenOffice/4.1.2$Win32 OpenOffice.org_project/412m3$Build-9782</meta:generator>
    <meta:document-statistic meta:table-count="3" meta:image-count="0" meta:object-count="0" meta:page-count="3" meta:paragraph-count="57" meta:word-count="489" meta:character-count="2654"/>
  </office:meta>
</office:document-meta>
</file>